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fo:font-style="italic" style:font-style-asian="italic" style:font-style-complex="italic"/>
    </style:style>
    <style:style style:name="T4" style:parent-style-name="Policepardéfau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fo:font-style="italic" style:font-style-asian="italic" style:font-style-complex="italic"/>
    </style:style>
    <style:style style:name="T10" style:parent-style-name="Policepardéfaut"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fo:font-style="italic" style:font-style-asian="italic" style:font-style-complex="italic"/>
    </style:style>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list-style-name="LFO3" style:family="paragraph"/>
    <style:style style:name="T22" style:parent-style-name="Policepardéfaut" style:family="text">
      <style:text-properties fo:font-weight="bold" style:font-weight-asian="bold" style:font-weight-complex="bold"/>
    </style:style>
    <style:style style:name="T23"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4" style:parent-style-name="Policepardéfaut" style:family="text">
      <style:text-properties fo:font-weight="bold" style:font-weight-asian="bold" style:font-weight-complex="bold"/>
    </style:style>
    <style:style style:name="P25" style:parent-style-name="Normal" style:list-style-name="LFO3" style:family="paragraph"/>
    <style:style style:name="T26" style:parent-style-name="Policepardéfaut" style:family="text">
      <style:text-properties fo:font-weight="bold" style:font-weight-asian="bold" style:font-weight-complex="bold"/>
    </style:style>
    <style:style style:name="T27" style:parent-style-name="Policepardéfaut" style:family="text">
      <style:text-properties style:font-name="Segoe UI Emoji" style:font-name-complex="Segoe UI Emoji" fo:font-weight="bold" style:font-weight-asian="bold" style:font-weight-complex="bold"/>
    </style:style>
    <style:style style:name="P28" style:parent-style-name="Normal" style:list-style-name="LFO3" style:family="paragraph">
      <style:text-properties fo:font-weight="bold" style:font-weight-asian="bold" style:font-weight-complex="bold"/>
    </style:style>
    <style:style style:name="P29" style:parent-style-name="Normal" style:list-style-name="LFO3" style:family="paragraph">
      <style:text-properties fo:font-weight="bold" style:font-weight-asian="bold" style:font-weight-complex="bold"/>
    </style:style>
    <style:style style:name="P30" style:parent-style-name="Normal" style:list-style-name="LFO3" style:family="paragraph"/>
    <style:style style:name="T31" style:parent-style-name="Policepardéfaut" style:family="text">
      <style:text-properties fo:font-weight="bold" style:font-weight-asian="bold" style:font-weight-complex="bold"/>
    </style:style>
    <style:style style:name="T3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3" style:parent-style-name="Policepardéfaut" style:family="text">
      <style:text-properties fo:font-weight="bold" style:font-weight-asian="bold" style:font-weight-complex="bold"/>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Normal" style:list-style-name="LFO3" style:family="paragraph">
      <style:text-properties fo:font-weight="bold" style:font-weight-asian="bold" style:font-weight-complex="bold"/>
    </style:style>
    <style:style style:name="P37" style:parent-style-name="Normal" style:list-style-name="LFO3" style:family="paragraph"/>
    <style:style style:name="T38" style:parent-style-name="Policepardéfaut" style:family="text">
      <style:text-properties fo:font-weight="bold" style:font-weight-asian="bold" style:font-weight-complex="bold"/>
    </style:style>
    <style:style style:name="T39" style:parent-style-name="Policepardéfaut" style:family="text">
      <style:text-properties style:font-name="Segoe UI Emoji" style:font-name-complex="Segoe UI Emoji" fo:font-weight="bold" style:font-weight-asian="bold" style:font-weight-complex="bold"/>
    </style:style>
    <style:style style:name="P40" style:parent-style-name="Normal" style:list-style-name="LFO3" style:family="paragraph">
      <style:text-properties fo:font-weight="bold" style:font-weight-asian="bold" style:font-weight-complex="bold"/>
    </style:style>
    <style:style style:name="P41" style:parent-style-name="Normal" style:list-style-name="LFO3" style:family="paragraph">
      <style:text-properties fo:font-weight="bold" style:font-weight-asian="bold" style:font-weight-complex="bold"/>
    </style:style>
    <style:style style:name="P42" style:parent-style-name="Normal" style:list-style-name="LFO3" style:family="paragraph">
      <style:text-properties fo:font-weight="bold" style:font-weight-asian="bold" style:font-weight-complex="bold"/>
    </style:style>
    <style:style style:name="P43" style:parent-style-name="Paragraphedeliste" style:list-style-name="LFO3" style:family="paragraph">
      <style:paragraph-properties fo:margin-top="0.0694in" fo:margin-bottom="0.0694in" fo:line-height="100%"/>
    </style:style>
    <style:style style:name="T4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5"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7" style:parent-style-name="Policepardéfaut" style:family="text">
      <style:text-properties style:font-name="Segoe UI Emoji" style:font-name-asian="Times New Roman" style:font-name-complex="Segoe UI Emoji" style:letter-kerning="false" fo:font-size="12pt" style:font-size-asian="12pt" style:font-size-complex="12pt" style:language-asian="fr" style:country-asian="FR"/>
    </style:style>
    <style:style style:name="P48" style:parent-style-name="Paragraphedeliste" style:list-style-name="LFO3" style:family="paragraph">
      <style:paragraph-properties fo:margin-top="0.0694in" fo:margin-bottom="0.0694in" fo:line-height="100%"/>
    </style:style>
    <style:style style:name="T4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0"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5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2" style:parent-style-name="Policepardéfaut" style:family="text">
      <style:text-properties style:font-name="Segoe UI Emoji" style:font-name-asian="Times New Roman" style:font-name-complex="Segoe UI Emoji" style:letter-kerning="false" fo:font-size="12pt" style:font-size-asian="12pt" style:font-size-complex="12pt" style:language-asian="fr" style:country-asian="FR"/>
    </style:style>
    <style:style style:name="P53" style:parent-style-name="Paragraphedeliste" style:list-style-name="LFO3" style:family="paragraph">
      <style:paragraph-properties fo:margin-top="0.0694in" fo:margin-bottom="0.0694in" fo:line-height="100%"/>
    </style:style>
    <style:style style:name="T5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5"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5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7" style:parent-style-name="Policepardéfaut" style:family="text">
      <style:text-properties style:font-name="Segoe UI Emoji" style:font-name-asian="Times New Roman" style:font-name-complex="Segoe UI Emoji" style:letter-kerning="false" fo:font-size="12pt" style:font-size-asian="12pt" style:font-size-complex="12pt" style:language-asian="fr" style:country-asian="FR"/>
    </style:style>
    <style:style style:name="P58" style:parent-style-name="Paragraphedeliste" style:list-style-name="LFO3" style:family="paragraph">
      <style:paragraph-properties fo:margin-top="0.0694in" fo:margin-bottom="0.0694in" fo:line-height="100%"/>
    </style:style>
    <style:style style:name="T5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60"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62"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3"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64" style:parent-style-name="Paragraphedeliste" style:list-style-name="LFO3" style:family="paragraph">
      <style:paragraph-properties fo:margin-top="0.0694in" fo:margin-bottom="0.0694in" fo:line-height="100%"/>
    </style:style>
    <style:style style:name="T6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6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68"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70"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7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72" style:parent-style-name="Policepardéfaut" style:family="text">
      <style:text-properties style:font-name="Segoe UI Emoji" style:font-name-asian="Times New Roman" style:font-name-complex="Segoe UI Emoji" style:letter-kerning="false" fo:font-size="12pt" style:font-size-asian="12pt" style:font-size-complex="12pt" style:language-asian="fr" style:country-asian="FR"/>
    </style:style>
    <style:style style:name="P73" style:parent-style-name="Normal" style:list-style-name="LFO3"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fo:font-style="italic" style:font-style-asian="italic" style:font-style-complex="italic"/>
    </style:style>
    <style:style style:name="T82" style:parent-style-name="Policepardéfaut" style:family="text">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fo:font-style="italic" style:font-style-asian="italic" style:font-style-complex="italic"/>
    </style:style>
    <style:style style:name="T91" style:parent-style-name="Policepardéfaut" style:family="text">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fo:font-style="italic" style:font-style-asian="italic" style:font-style-complex="italic"/>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fo:font-style="italic" style:font-style-asian="italic" style:font-style-complex="italic"/>
    </style:style>
    <style:style style:name="T104" style:parent-style-name="Policepardéfaut" style:family="text">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Présentation orale sur<text:s/></text:span><text:span text:style-name="T3">Huis Clos</text:span><text:span text:style-name="T4"><text:s/>de Jean-Paul Sartre : "Peut-on dire : l'enfer, c'est les autres ?"</text:span></text:p>
      <text:p text:style-name="P5">octobre 1945</text:p>
      <text:p text:style-name="Normal"><text:span text:style-name="T6"><draw:custom-shape svg:x="0in" svg:y="0in" svg:width="45.51042in" svg:height="0.00139in" draw:z-index="0" draw:id="id0" draw:style-name="a0" draw:name="Horizontal Line 127" text:anchor-type="as-char"><svg:title/><svg:desc/><draw:enhanced-geometry draw:type="non-primitive" svg:viewBox="0 0 21600 21600" draw:enhanced-path="M 0 0 L 21600 0 21600 21600 0 21600 Z N"/></draw:custom-shape></text:span></text:p>
      <text:p text:style-name="P7">Introduction</text:p>
      <text:p text:style-name="Normal"><text:span text:style-name="T8">Jean-Paul Sartre, philosophe et écrivain français, publie<text:s/></text:span><text:span text:style-name="T9">Huis Clos</text:span><text:span text:style-name="T10"><text:s/>en 1944, en pleine Seconde Guerre mondiale. Cette pièce de théâtre existentialiste met en scène trois personnages enfermés dans une pièce qui symbolise l'enfer : Garcin, Inès et Estelle.</text:span></text:p>
      <text:p text:style-name="P11">L’œuvre, brève mais intense, explore les thèmes de la liberté, de la responsabilité, du jugement des autres et de la condition humaine. La célèbre phrase « L'enfer, c'est les autres » en est l'élément clé, cristallisant le message philosophique de Sartre.</text:p>
      <text:p text:style-name="P12">Problématique : Peut-on vraiment dire que « l'enfer, c'est les autres » ? Cette question soulève les tensions entre l’individu et la communauté, et interroge le rôle des relations humaines dans la construction de l’identité.</text:p>
      <text:p text:style-name="Normal"><text:span text:style-name="T13"><draw:custom-shape svg:x="0in" svg:y="0in" svg:width="45.51042in" svg:height="0.00139in" draw:z-index="0" draw:id="id1" draw:style-name="a1" draw:name="Horizontal Line 128" text:anchor-type="as-char"><svg:title/><svg:desc/><draw:enhanced-geometry draw:type="non-primitive" svg:viewBox="0 0 21600 21600" draw:enhanced-path="M 0 0 L 21600 0 21600 21600 0 21600 Z N"/></draw:custom-shape></text:span></text:p>
      <text:p text:style-name="P14">Présentation de l'œuvre</text:p>
      <text:p text:style-name="P15">Contexte historique et littéraire</text:p>
      <text:p text:style-name="Normal"><text:span text:style-name="T16">Jean-Paul Sartre écrit<text:s/></text:span><text:span text:style-name="T17">Huis Clos</text:span><text:span text:style-name="T18"><text:s/>en 1943, alors qu’il s’oppose au nazisme et réfléchit à l’idée de liberté dans un monde contraint. La pièce est représentée pour la première fois en 1944, dans un Paris encore sous occupation allemande. Sartre appartient au courant existentialiste, qui met l’accent sur la liberté individuelle et la responsabilité des choix humains.</text:span></text:p>
      <text:p text:style-name="P19">Résumé de l'intrigue</text:p>
      <text:p text:style-name="P20">Dans une pièce close, trois personnages se retrouvent après leur mort :</text:p>
      <text:list text:style-name="LFO3" text:continue-numbering="true">
        <text:list-item>
          <text:p text:style-name="P21"><text:span text:style-name="T22">Garcin, un journaliste qui a fui ses responsabilités et trahi ses camarades.</text:span><text:span text:style-name="T23"><text:s/></text:span><text:span text:style-name="T24">Il est mort fusillé par 12 balles, car il a déserté la guerre.</text:span></text:p>
        </text:list-item>
        <text:list-item>
          <text:p text:style-name="P25"><text:span text:style-name="T26">Lors de son arrivée, il joue le mec calme, poli et serviable. Il était directeur d’un journal pacifiste et c’est pour cette raison qu’il a refusé de se battre et qu’il a déserté.<text:s/></text:span><text:span text:style-name="T27">🕊️</text:span></text:p>
        </text:list-item>
        <text:list-item>
          <text:p text:style-name="P28">Mais sa vraie nature ne tarde pas à faire surface : il redevient agressif, cruel et lâche. C’est ce comportement qui l’a d’ailleurs amené en enfer : il a fait souffrir sa femme en la trompant devant ses yeux (littéralement) sans jamais le regretter. Celle-ci est morte de chagrin.</text:p>
        </text:list-item>
        <text:list-item>
          <text:p text:style-name="P29"/>
        </text:list-item>
        <text:list-item>
          <text:p text:style-name="P30"><text:span text:style-name="T31">Inès, une employée des postes cruelle et manipulatrice.</text:span><text:span text:style-name="T32"><text:s/></text:span><text:span text:style-name="T33">Et faites entrer la 2</text:span><text:span text:style-name="T34">ᵉ</text:span><text:span text:style-name="T35"><text:s/>accusée : Inès Serrano !</text:span></text:p>
        </text:list-item>
        <text:list-item>
          <text:p text:style-name="P36">Inès est morte gazéifiée par son amante qui se suicide dans le même temps. Ambiance…</text:p>
        </text:list-item>
        <text:list-item>
          <text:p text:style-name="P37"><text:span text:style-name="T38">Inès pense au départ être victime de la société, parce qu’elle serait homosexuelle.<text:s/></text:span><text:span text:style-name="T39">🌈</text:span></text:p>
        </text:list-item>
        <text:list-item>
          <text:p text:style-name="P40">La réalité est tout autre. En fait, elle a eu une liaison avec Florence, son amante. Pour profiter pleinement de Florence, elle pousse le mari de Florence (qui est le cousin d’Inès) sur les rails. Tu suis toujours ? Cette union a dévasté son mari (celui d’Inès), qui s’est suicidé. Aller bam, deux morts sur la conscience. Oh, pas vraiment. Disons qu’elle reprochait également à son amante d’être la cause de la mort de son mari. À chacun de prendre ses responsabilités…</text:p>
        </text:list-item>
        <text:list-item>
          <text:p text:style-name="P41"/>
        </text:list-item>
        <text:list-item>
          <text:p text:style-name="P42">Estelle, une femme mondaine ayant tué son enfant pour protéger son statut social.</text:p>
        </text:list-item>
        <text:list-item>
          <text:p text:style-name="P43"><text:span text:style-name="T44">Estelle complète ce<text:s/></text:span><text:span text:style-name="T45">triptyque d’enfer</text:span><text:span text:style-name="T46"><text:s/>(sans mauvais jeu de mots) !<text:s/></text:span><text:span text:style-name="T47">🔺</text:span></text:p>
        </text:list-item>
        <text:list-item>
          <text:p text:style-name="P48"><text:span text:style-name="T49">Elle est morte d’une<text:s/></text:span><text:span text:style-name="T50">pneumonie</text:span><text:span text:style-name="T51">.<text:s/></text:span><text:span text:style-name="T52">🫁</text:span></text:p>
        </text:list-item>
        <text:list-item>
          <text:p text:style-name="P53"><text:span text:style-name="T54">Lorsqu’elle arrive, on découvre assez vite qu’elle est<text:s/></text:span><text:span text:style-name="T55">bavarde et superficielle</text:span><text:span text:style-name="T56">. Un exemple assez parlant : elle veut que la couleur du canapé soit assortie avec celle de sa robe… On a pas tous les mêmes priorités.<text:s/></text:span><text:span text:style-name="T57">🙄</text:span></text:p>
        </text:list-item>
        <text:list-item>
          <text:p text:style-name="P58"><text:span text:style-name="T59">Elle prétend au début<text:s/></text:span><text:span text:style-name="T60">être en enfer par erreur</text:span><text:span text:style-name="T61"><text:s/>parce qu’elle n’a rien fait de mal. Mouais, pas à nous ! Sa vie se résume à un<text:s/></text:span><text:span text:style-name="T62">mariage avec un riche vieillard grâce à qui elle a pu sauver son frère malade</text:span><text:span text:style-name="T63">.</text:span></text:p>
        </text:list-item>
        <text:list-item>
          <text:p text:style-name="P64"><text:span text:style-name="T65">Estelle est en effet mariée avec un vieillard. Mais on apprend vite plus tard qu’</text:span><text:span text:style-name="T66">elle a eu des relations avec un amant avec qui elle a eu un enfant</text:span><text:span text:style-name="T67">. Elle a<text:s/></text:span><text:span text:style-name="T68">jeté ce bébé dans un lac sous les yeux de son amant, qui s’est alors suicidé</text:span><text:span text:style-name="T69">. Elle est donc, elle aussi,<text:s/></text:span><text:span text:style-name="T70">responsable de 2 morts</text:span><text:span text:style-name="T71">.<text:s/></text:span><text:span text:style-name="T72">🪦</text:span></text:p>
        </text:list-item>
        <text:list-item>
          <text:p text:style-name="P73"/>
        </text:list-item>
      </text:list>
      <text:p text:style-name="P74">Ils découvrent que leur punition ne réside pas dans des supplices physiques, mais dans l’impossibilité d’échapper au regard et au jugement des autres. Progressivement, ils deviennent les bourreaux les uns des autres.</text:p>
      <text:p text:style-name="P75">Thèmes centraux</text:p>
      <text:p text:style-name="P76">L’œuvre explore des thèmes comme la liberté, la mauvaise foi, le jugement des autres, et la difficulté à coexister en communauté. La célèbre réplique « L'enfer, c'est les autres » résume cette dynamique.</text:p>
      <text:p text:style-name="Normal"><text:span text:style-name="T77"><draw:custom-shape svg:x="0in" svg:y="0in" svg:width="45.51042in" svg:height="0.00139in" draw:z-index="0" draw:id="id2" draw:style-name="a2" draw:name="Horizontal Line 129" text:anchor-type="as-char"><svg:title/><svg:desc/><draw:enhanced-geometry draw:type="non-primitive" svg:viewBox="0 0 21600 21600" draw:enhanced-path="M 0 0 L 21600 0 21600 21600 0 21600 Z N"/></draw:custom-shape></text:span></text:p>
      <text:p text:style-name="P78">Analyse philosophique : "L'enfer, c'est les autres"</text:p>
      <text:p text:style-name="P79">Le regard des autres comme miroir de soi</text:p>
      <text:p text:style-name="Normal"><text:span text:style-name="T80">Sartre introduit ici son concept central : l’existence se définit par le regard d’autrui. Dans<text:s/></text:span><text:span text:style-name="T81">Huis Clos</text:span><text:span text:style-name="T82">, les personnages sont incapables de se percevoir directement ; ils ont besoin du regard des autres pour se définir. Cependant, ce regard devient oppressant, car il révèle leurs failles et leurs actes passés.</text:span></text:p>
      <text:p text:style-name="P83">C’est ce que souligne Inès lorsqu’elle dit : « Quand je regarde les autres, je sens que je les rends vivants. » Cette citation illustre le pouvoir du regard d’autrui, qui peut être à la fois créateur et destructeur.</text:p>
      <text:soft-page-break/>
      <text:p text:style-name="P84">Garcin, par exemple, cherche désespérément à prouver qu’il n’est pas lâche, mais il est prisonnier du jugement d’Inès, qui refuse de le valider. De même, Estelle ne supporte pas l’absence de miroir, car elle ne peut s’admirer qu’à travers les yeux d’un autre : « Je ne peux pas vivre sans quelqu’un qui me regarde. »</text:p>
      <text:p text:style-name="P85">Les relations humaines comme source de conflit</text:p>
      <text:p text:style-name="P86">L’interaction entre les personnages est marquée par le conflit. Chaque personnage agit en fonction de ses propres besoins et tente de manipuler les autres pour y parvenir. Inès, par exemple, utilise la culpabilité et la cruauté pour dominer Garcin et Estelle. Cela reflète l’idée que les relations humaines ne sont pas neutres, mais souvent asymétriques et empreintes de pouvoir.</text:p>
      <text:p text:style-name="P87">La dynamique est résumée par Inès : « Nous sommes en train de nous juger les uns les autres. » Cette phrase montre que leur enfer est constitué par cette impossibilité de se soustraire au regard évaluateur des autres.</text:p>
      <text:p text:style-name="P88">Liberté et responsabilité</text:p>
      <text:p text:style-name="Normal"><text:span text:style-name="T89">Sartre montre que la liberté individuelle est indissociable de la responsabilité. Les personnages de<text:s/></text:span><text:span text:style-name="T90">Huis Clos</text:span><text:span text:style-name="T91"><text:s/>refusent d’assumer leurs actes et cherchent à blâmer les autres ou les circonstances. Ce refus de responsabilité les enferme dans une forme d’enfer relationnel.</text:span></text:p>
      <text:p text:style-name="P92">Garcin incarne ce dilemme lorsqu’il déclare : « Je suis ma propre trahison. » Cette citation illustre son incapacité à affronter la vérité sur lui-même, ce qui le rend dépendant du jugement des autres.</text:p>
      <text:p text:style-name="Normal"><text:span text:style-name="T93"><draw:custom-shape svg:x="0in" svg:y="0in" svg:width="45.51042in" svg:height="0.00139in" draw:z-index="0" draw:id="id3" draw:style-name="a3" draw:name="Horizontal Line 130" text:anchor-type="as-char"><svg:title/><svg:desc/><draw:enhanced-geometry draw:type="non-primitive" svg:viewBox="0 0 21600 21600" draw:enhanced-path="M 0 0 L 21600 0 21600 21600 0 21600 Z N"/></draw:custom-shape></text:span></text:p>
      <text:p text:style-name="P94">Réponse à la problématique</text:p>
      <text:p text:style-name="P95">Sartre propose une vision nuancée de la célèbre formule « L'enfer, c'est les autres ». Elle ne signifie pas que les autres sont intrinsèquement mauvais, mais qu’ils jouent un rôle central dans la construction de notre identité. Le regard d’autrui peut être aliénant si l’on en devient dépendant, mais il est aussi nécessaire pour se définir.</text:p>
      <text:p text:style-name="Normal"><text:span text:style-name="T96">Dans<text:s/></text:span><text:span text:style-name="T97">Huis Clos</text:span><text:span text:style-name="T98">, Sartre montre que l’enfer n’est pas tant les autres eux-mêmes que l’incapacité des personnages à accepter leur liberté et leurs responsabilités. Comme le dit Garcin : « Il faut choisir : vivre ou raconter. » Cette citation résume l’idée que l’enfer provient de la mauvaise foi, c’est-à-dire du refus de se confronter à sa propre liberté.</text:span></text:p>
      <text:p text:style-name="Normal"><text:span text:style-name="T99"><draw:custom-shape svg:x="0in" svg:y="0in" svg:width="45.51042in" svg:height="0.00139in" draw:z-index="0" draw:id="id4" draw:style-name="a4" draw:name="Horizontal Line 131" text:anchor-type="as-char"><svg:title/><svg:desc/><draw:enhanced-geometry draw:type="non-primitive" svg:viewBox="0 0 21600 21600" draw:enhanced-path="M 0 0 L 21600 0 21600 21600 0 21600 Z N"/></draw:custom-shape></text:span></text:p>
      <text:p text:style-name="P100"/>
      <text:p text:style-name="P101">Conclusion</text:p>
      <text:p text:style-name="Normal"><text:span text:style-name="T102">En conclusion,<text:s/></text:span><text:span text:style-name="T103">Huis Clos</text:span><text:span text:style-name="T104"><text:s/>illustre brillamment la complexité des relations humaines et le poids du regard d’autrui. Sartre nous invite à dépasser l’idée que « l’enfer, c’est les autres » en acceptant notre liberté et en construisant des relations authentiques. L’enfer ne réside pas dans les autres, mais dans notre refus d’assumer pleinement qui nous sommes et les choix que nous faisons. Ainsi, l’œuvre laisse entendre que « l’enfer » peut être surmonté si nous choisissons d’assumer notre liberté avec responsabilité et authenticité.</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cia-buscaylet Pierre</meta:initial-creator>
    <dc:creator>Garcia-buscaylet Pierre</dc:creator>
    <meta:creation-date>2025-01-04T11:45:00Z</meta:creation-date>
    <dc:date>2025-01-07T22:51:00Z</dc:date>
    <meta:template xlink:href="Normal" xlink:type="simple"/>
    <meta:editing-cycles>6</meta:editing-cycles>
    <meta:editing-duration>PT299040S</meta:editing-duration>
    <meta:document-statistic meta:page-count="4" meta:paragraph-count="14" meta:word-count="1143" meta:character-count="7421" meta:row-count="52" meta:non-whitespace-character-count="6292"/>
  </office:meta>
</office:document-meta>
</file>